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1pt" svg:height="432.2pt" svg:x="849.94pt" svg:y="45.92pt">
            <loext:p draw:notify-on-update-of-ranges="Sheet1.A3:Sheet1.A13 Sheet1.C3:Sheet1.C3 Sheet1.M3:Sheet1.M13 Sheet1.A14:Sheet1.A24 Sheet1.C14:Sheet1.C14 Sheet1.M14:Sheet1.M24 Sheet1.A25:Sheet1.A35 Sheet1.C25:Sheet1.C25 Sheet1.M25:Sheet1.M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ected</text:p>
          </table:table-cell>
          <table:table-cell table:number-columns-repeated="2"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nbTaskComp</text:p>
          </table:table-cell>
          <table:table-cell table:number-columns-repeated="2"/>
          <table:table-cell office:value-type="string" calcext:value-type="string">
            <text:p>speedup</text:p>
          </table:table-cell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64834*240000.000000/240000.000000</text:p>
          </table:table-cell>
          <table:table-cell office:value-type="float" office:value="7064834" calcext:value-type="float">
            <text:p>70648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.82" calcext:value-type="float">
            <text:p>11.82</text:p>
          </table:table-cell>
          <table:table-cell table:number-columns-repeated="2"/>
          <table:table-cell table:formula="of:=([.K3]/[.E3])*100-100" office:value-type="float" office:value="-100" calcext:value-type="float">
            <text:p>-100</text:p>
          </table:table-cell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40142*240000.000000/240000.015625</text:p>
          </table:table-cell>
          <table:table-cell office:value-type="float" office:value="3540141.769522" calcext:value-type="float">
            <text:p>3540141.7695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.73" calcext:value-type="float">
            <text:p>11.73</text:p>
          </table:table-cell>
          <table:table-cell table:number-columns-repeated="2"/>
          <table:table-cell table:formula="of:=([.K4]/[.E4])*100-100" office:value-type="float" office:value="-100" calcext:value-type="float">
            <text:p>-100</text:p>
          </table:table-cell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71811*240000.000000/240000.046875</text:p>
          </table:table-cell>
          <table:table-cell office:value-type="float" office:value="1771810.653943" calcext:value-type="float">
            <text:p>1771810.6539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.K5]/[.E5])*100-100" office:value-type="float" office:value="-100" calcext:value-type="float">
            <text:p>-100</text:p>
          </table:table-cell>
        </table:table-row>
        <table:table-row table:style-name="ro1">
          <table:table-cell table:formula="of:=[.B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86343*240000.000000/240000.062500</text:p>
          </table:table-cell>
          <table:table-cell office:value-type="float" office:value="886342.769182" calcext:value-type="float">
            <text:p>886342.7691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9.19" calcext:value-type="float">
            <text:p>9.19</text:p>
          </table:table-cell>
          <table:table-cell table:number-columns-repeated="2"/>
          <table:table-cell table:formula="of:=([.K6]/[.E6])*100-100" office:value-type="float" office:value="-100" calcext:value-type="float">
            <text:p>-100</text:p>
          </table:table-cell>
        </table:table-row>
        <table:table-row table:style-name="ro1">
          <table:table-cell table:formula="of:=[.B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43304*240000.000000/240000.187500</text:p>
          </table:table-cell>
          <table:table-cell office:value-type="float" office:value="443303.653669" calcext:value-type="float">
            <text:p>443303.6536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8.25" calcext:value-type="float">
            <text:p>8.25</text:p>
          </table:table-cell>
          <table:table-cell table:number-columns-repeated="2"/>
          <table:table-cell table:formula="of:=([.K7]/[.E7])*100-100" office:value-type="float" office:value="-100" calcext:value-type="float">
            <text:p>-100</text:p>
          </table:table-cell>
        </table:table-row>
        <table:table-row table:style-name="ro1">
          <table:table-cell table:formula="of:=[.B8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1678*240000.000000/240000.078125</text:p>
          </table:table-cell>
          <table:table-cell office:value-type="float" office:value="221677.927839" calcext:value-type="float">
            <text:p>221677.92783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.12" calcext:value-type="float">
            <text:p>7.12</text:p>
          </table:table-cell>
          <table:table-cell table:number-columns-repeated="2"/>
          <table:table-cell table:formula="of:=([.K8]/[.E8])*100-100" office:value-type="float" office:value="-100" calcext:value-type="float">
            <text:p>-100</text:p>
          </table:table-cell>
        </table:table-row>
        <table:table-row table:style-name="ro1">
          <table:table-cell table:formula="of:=[.B9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847*240000.000000/240001.671875</text:p>
          </table:table-cell>
          <table:table-cell office:value-type="float" office:value="110846.227829" calcext:value-type="float">
            <text:p>110846.22782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5.28" calcext:value-type="float">
            <text:p>5.28</text:p>
          </table:table-cell>
          <table:table-cell table:number-columns-repeated="2"/>
          <table:table-cell table:formula="of:=([.K9]/[.E9])*100-100" office:value-type="float" office:value="-100" calcext:value-type="float">
            <text:p>-100</text:p>
          </table:table-cell>
        </table:table-row>
        <table:table-row table:style-name="ro1">
          <table:table-cell table:formula="of:=[.B10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5425*240000.000000/240000.343750</text:p>
          </table:table-cell>
          <table:table-cell office:value-type="float" office:value="55424.920615" calcext:value-type="float">
            <text:p>55424.92061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3.61" calcext:value-type="float">
            <text:p>3.61</text:p>
          </table:table-cell>
          <table:table-cell table:number-columns-repeated="2"/>
          <table:table-cell table:formula="of:=([.K10]/[.E10])*100-100" office:value-type="float" office:value="-100" calcext:value-type="float">
            <text:p>-100</text:p>
          </table:table-cell>
        </table:table-row>
        <table:table-row table:style-name="ro1">
          <table:table-cell table:formula="of:=[.B11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714*240000.000000/240005.281250</text:p>
          </table:table-cell>
          <table:table-cell office:value-type="float" office:value="27713.390161" calcext:value-type="float">
            <text:p>27713.39016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2.18" calcext:value-type="float">
            <text:p>2.18</text:p>
          </table:table-cell>
          <table:table-cell table:number-columns-repeated="2"/>
          <table:table-cell table:formula="of:=([.K11]/[.E11])*100-100" office:value-type="float" office:value="-100" calcext:value-type="float">
            <text:p>-100</text:p>
          </table:table-cell>
        </table:table-row>
        <table:table-row table:style-name="ro1">
          <table:table-cell table:formula="of:=[.B12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857*240000.000000/240003.203125</text:p>
          </table:table-cell>
          <table:table-cell office:value-type="float" office:value="13856.815062" calcext:value-type="float">
            <text:p>13856.81506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table:number-columns-repeated="2"/>
          <table:table-cell table:formula="of:=([.K12]/[.E12])*100-100" office:value-type="float" office:value="-100" calcext:value-type="float">
            <text:p>-100</text:p>
          </table:table-cell>
        </table:table-row>
        <table:table-row table:style-name="ro1">
          <table:table-cell table:formula="of:=[.B13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29*240000.000000/240021.093750</text:p>
          </table:table-cell>
          <table:table-cell office:value-type="float" office:value="6928.391059" calcext:value-type="float">
            <text:p>6928.39105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0.66" calcext:value-type="float">
            <text:p>0.66</text:p>
          </table:table-cell>
          <table:table-cell table:number-columns-repeated="2"/>
          <table:table-cell table:formula="of:=([.K13]/[.E13])*100-100" office:value-type="float" office:value="-100" calcext:value-type="float">
            <text:p>-100</text:p>
          </table:table-cell>
        </table:table-row>
        <table:table-row table:style-name="ro1"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5973*240000.000000/240000.359375</text:p>
          </table:table-cell>
          <table:table-cell office:value-type="float" office:value="135972.796395" calcext:value-type="float">
            <text:p>135972.796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9.54" calcext:value-type="float">
            <text:p>9.54</text:p>
          </table:table-cell>
          <table:table-cell table:number-columns-repeated="2"/>
          <table:table-cell table:formula="of:=([.K14]/[.E14])*100-100" office:value-type="float" office:value="-100" calcext:value-type="float">
            <text:p>-100</text:p>
          </table:table-cell>
        </table:table-row>
        <table:table-row table:style-name="ro1"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7993*240000.000000/240002.812500</text:p>
          </table:table-cell>
          <table:table-cell office:value-type="float" office:value="67992.203216" calcext:value-type="float">
            <text:p>67992.203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.35" calcext:value-type="float">
            <text:p>8.35</text:p>
          </table:table-cell>
          <table:table-cell table:number-columns-repeated="2"/>
          <table:table-cell table:formula="of:=([.K15]/[.E15])*100-100" office:value-type="float" office:value="-100" calcext:value-type="float">
            <text:p>-100</text:p>
          </table:table-cell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3998*240000.000000/240006.968750</text:p>
          </table:table-cell>
          <table:table-cell office:value-type="float" office:value="33997.012847" calcext:value-type="float">
            <text:p>33997.0128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7.1" calcext:value-type="float">
            <text:p>7.1</text:p>
          </table:table-cell>
          <table:table-cell table:number-columns-repeated="2"/>
          <table:table-cell table:formula="of:=([.K16]/[.E16])*100-100" office:value-type="float" office:value="-100" calcext:value-type="float">
            <text:p>-100</text:p>
          </table:table-cell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999*240000.000000/240001.656250</text:p>
          </table:table-cell>
          <table:table-cell office:value-type="float" office:value="16998.88269" calcext:value-type="float">
            <text:p>16998.882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5.26" calcext:value-type="float">
            <text:p>5.26</text:p>
          </table:table-cell>
          <table:table-cell table:number-columns-repeated="2"/>
          <table:table-cell table:formula="of:=([.K17]/[.E17])*100-100" office:value-type="float" office:value="-100" calcext:value-type="float">
            <text:p>-100</text:p>
          </table:table-cell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500*240000.000000/240014.046875</text:p>
          </table:table-cell>
          <table:table-cell office:value-type="float" office:value="8499.502536" calcext:value-type="float">
            <text:p>8499.5025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3.66" calcext:value-type="float">
            <text:p>3.66</text:p>
          </table:table-cell>
          <table:table-cell table:number-columns-repeated="2"/>
          <table:table-cell table:formula="of:=([.K18]/[.E18])*100-100" office:value-type="float" office:value="-100" calcext:value-type="float">
            <text:p>-100</text:p>
          </table:table-cell>
        </table:table-row>
        <table:table-row table:style-name="ro1">
          <table:table-cell table:formula="of:=[.B1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250*240000.000000/240013.078125</text:p>
          </table:table-cell>
          <table:table-cell office:value-type="float" office:value="4249.768421" calcext:value-type="float">
            <text:p>4249.7684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float" office:value="2.14" calcext:value-type="float">
            <text:p>2.14</text:p>
          </table:table-cell>
          <table:table-cell table:number-columns-repeated="2"/>
          <table:table-cell table:formula="of:=([.K19]/[.E19])*100-100" office:value-type="float" office:value="-100" calcext:value-type="float">
            <text:p>-100</text:p>
          </table:table-cell>
        </table:table-row>
        <table:table-row table:style-name="ro1">
          <table:table-cell table:formula="of:=[.B20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25*240000.000000/240010.828125</text:p>
          </table:table-cell>
          <table:table-cell office:value-type="float" office:value="2124.90413" calcext:value-type="float">
            <text:p>2124.9041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float" office:value="1.28" calcext:value-type="float">
            <text:p>1.28</text:p>
          </table:table-cell>
          <table:table-cell table:number-columns-repeated="2"/>
          <table:table-cell table:formula="of:=([.K20]/[.E20])*100-100" office:value-type="float" office:value="-100" calcext:value-type="float">
            <text:p>-100</text:p>
          </table:table-cell>
        </table:table-row>
        <table:table-row table:style-name="ro1">
          <table:table-cell table:formula="of:=[.B21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63*240000.000000/240127.546875</text:p>
          </table:table-cell>
          <table:table-cell office:value-type="float" office:value="1062.435374" calcext:value-type="float">
            <text:p>1062.43537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float" office:value="0.65" calcext:value-type="float">
            <text:p>0.65</text:p>
          </table:table-cell>
          <table:table-cell table:number-columns-repeated="2"/>
          <table:table-cell table:formula="of:=([.K21]/[.E21])*100-100" office:value-type="float" office:value="-100" calcext:value-type="float">
            <text:p>-100</text:p>
          </table:table-cell>
        </table:table-row>
        <table:table-row table:style-name="ro1">
          <table:table-cell table:formula="of:=[.B2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32*240000.000000/240350.812500</text:p>
          </table:table-cell>
          <table:table-cell office:value-type="float" office:value="531.223501" calcext:value-type="float">
            <text:p>531.22350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float" office:value="0.34" calcext:value-type="float">
            <text:p>0.34</text:p>
          </table:table-cell>
          <table:table-cell table:number-columns-repeated="2"/>
          <table:table-cell table:formula="of:=([.K22]/[.E22])*100-100" office:value-type="float" office:value="-100" calcext:value-type="float">
            <text:p>-100</text:p>
          </table:table-cell>
        </table:table-row>
        <table:table-row table:style-name="ro1">
          <table:table-cell table:formula="of:=[.B23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66*240000.000000/240350.000000</text:p>
          </table:table-cell>
          <table:table-cell office:value-type="float" office:value="265.612648" calcext:value-type="float">
            <text:p>265.61264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float" office:value="0.17" calcext:value-type="float">
            <text:p>0.17</text:p>
          </table:table-cell>
          <table:table-cell table:number-columns-repeated="2"/>
          <table:table-cell table:formula="of:=([.K23]/[.E23])*100-100" office:value-type="float" office:value="-100" calcext:value-type="float">
            <text:p>-100</text:p>
          </table:table-cell>
        </table:table-row>
        <table:table-row table:style-name="ro1">
          <table:table-cell table:formula="of:=[.B24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3*240000.000000/240352.921875</text:p>
          </table:table-cell>
          <table:table-cell office:value-type="float" office:value="132.80471" calcext:value-type="float">
            <text:p>132.8047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formula="of:=([.K24]/[.E24])*100-100" office:value-type="float" office:value="-100" calcext:value-type="float">
            <text:p>-100</text:p>
          </table:table-cell>
        </table:table-row>
        <table:table-row table:style-name="ro1">
          <table:table-cell table:formula="of:=[.B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510*240000.000000/240011.734375</text:p>
          </table:table-cell>
          <table:table-cell office:value-type="float" office:value="1509.926175" calcext:value-type="float">
            <text:p>1509.9261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formula="of:=([.K25]/[.E25])*100-100" office:value-type="float" office:value="-100" calcext:value-type="float">
            <text:p>-100</text:p>
          </table:table-cell>
        </table:table-row>
        <table:table-row table:style-name="ro1">
          <table:table-cell table:formula="of:=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5*240000.000000/240023.500000</text:p>
          </table:table-cell>
          <table:table-cell office:value-type="float" office:value="754.92608" calcext:value-type="float">
            <text:p>754.926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3.15" calcext:value-type="float">
            <text:p>3.15</text:p>
          </table:table-cell>
          <table:table-cell table:number-columns-repeated="2"/>
          <table:table-cell table:formula="of:=([.K26]/[.E26])*100-100" office:value-type="float" office:value="-100" calcext:value-type="float">
            <text:p>-100</text:p>
          </table:table-cell>
        </table:table-row>
        <table:table-row table:style-name="ro1">
          <table:table-cell table:formula="of:=[.B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78*240000.000000/240341.343750</text:p>
          </table:table-cell>
          <table:table-cell office:value-type="float" office:value="377.463147" calcext:value-type="float">
            <text:p>377.4631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1.91" calcext:value-type="float">
            <text:p>1.91</text:p>
          </table:table-cell>
          <table:table-cell table:number-columns-repeated="2"/>
          <table:table-cell table:formula="of:=([.K27]/[.E27])*100-100" office:value-type="float" office:value="-100" calcext:value-type="float">
            <text:p>-100</text:p>
          </table:table-cell>
        </table:table-row>
        <table:table-row table:style-name="ro1">
          <table:table-cell table:formula="of:=[.B2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89*240000.000000/240357.640625</text:p>
          </table:table-cell>
          <table:table-cell office:value-type="float" office:value="188.718777" calcext:value-type="float">
            <text:p>188.7187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1.15" calcext:value-type="float">
            <text:p>1.15</text:p>
          </table:table-cell>
          <table:table-cell table:number-columns-repeated="2"/>
          <table:table-cell table:formula="of:=([.K28]/[.E28])*100-100" office:value-type="float" office:value="-100" calcext:value-type="float">
            <text:p>-100</text:p>
          </table:table-cell>
        </table:table-row>
        <table:table-row table:style-name="ro1">
          <table:table-cell table:formula="of:=[.B2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5*240000.000000/241625.140625</text:p>
          </table:table-cell>
          <table:table-cell office:value-type="float" office:value="94.361042" calcext:value-type="float">
            <text:p>94.3610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0.6" calcext:value-type="float">
            <text:p>0.6</text:p>
          </table:table-cell>
          <table:table-cell table:number-columns-repeated="2"/>
          <table:table-cell table:formula="of:=([.K29]/[.E29])*100-100" office:value-type="float" office:value="-100" calcext:value-type="float">
            <text:p>-100</text:p>
          </table:table-cell>
        </table:table-row>
        <table:table-row table:style-name="ro1">
          <table:table-cell table:formula="of:=[.B3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8*240000.000000/244213.515625</text:p>
          </table:table-cell>
          <table:table-cell office:value-type="float" office:value="47.171836" calcext:value-type="float">
            <text:p>47.17183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table:formula="of:=([.K30]/[.E30])*100-100" office:value-type="float" office:value="-100" calcext:value-type="float">
            <text:p>-100</text:p>
          </table:table-cell>
        </table:table-row>
        <table:table-row table:style-name="ro1">
          <table:table-cell table:formula="of:=[.B3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4*240000.000000/244139.578125</text:p>
          </table:table-cell>
          <table:table-cell office:value-type="float" office:value="23.593061" calcext:value-type="float">
            <text:p>23.59306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float" office:value="0.14" calcext:value-type="float">
            <text:p>0.14</text:p>
          </table:table-cell>
          <table:table-cell table:number-columns-repeated="2"/>
          <table:table-cell table:formula="of:=([.K31]/[.E31])*100-100" office:value-type="float" office:value="-100" calcext:value-type="float">
            <text:p>-100</text:p>
          </table:table-cell>
        </table:table-row>
        <table:table-row table:style-name="ro1">
          <table:table-cell table:formula="of:=[.B3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*240000.000000/244138.000000</text:p>
          </table:table-cell>
          <table:table-cell office:value-type="float" office:value="11.796607" calcext:value-type="float">
            <text:p>11.7966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table:formula="of:=([.K32]/[.E32])*100-100" office:value-type="float" office:value="-100" calcext:value-type="float">
            <text:p>-100</text:p>
          </table:table-cell>
        </table:table-row>
        <table:table-row table:style-name="ro1">
          <table:table-cell table:formula="of:=[.B33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*240000.000000/244140.843750</text:p>
          </table:table-cell>
          <table:table-cell office:value-type="float" office:value="5.898235" calcext:value-type="float">
            <text:p>5.89823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formula="of:=([.K33]/[.E33])*100-100" office:value-type="float" office:value="-100" calcext:value-type="float">
            <text:p>-100</text:p>
          </table:table-cell>
        </table:table-row>
        <table:table-row table:style-name="ro1">
          <table:table-cell table:formula="of:=[.B34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*240000.000000/244137.250000</text:p>
          </table:table-cell>
          <table:table-cell office:value-type="float" office:value="2.949161" calcext:value-type="float">
            <text:p>2.94916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table:formula="of:=([.K34]/[.E34])*100-100" office:value-type="float" office:value="-100" calcext:value-type="float">
            <text:p>-100</text:p>
          </table:table-cell>
        </table:table-row>
        <table:table-row table:style-name="ro1">
          <table:table-cell table:formula="of:=[.B35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*240000.000000/325561.125000</text:p>
          </table:table-cell>
          <table:table-cell office:value-type="float" office:value="1.474378" calcext:value-type="float">
            <text:p>1.47437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table:formula="of:=([.K35]/[.E35])*100-100" office:value-type="float" office:value="-100" calcext:value-type="float">
            <text:p>-100</text:p>
          </table:table-cell>
        </table:table-row>
      </table:table>
      <table:table table:name="Sheet2" table:style-name="ta1">
        <table:shapes>
          <draw:frame draw:z-index="0" draw:style-name="gr1" draw:text-style-name="P1" svg:width="551pt" svg:height="432.2pt" svg:x="849.94pt" svg:y="45.92pt">
            <loext:p draw:notify-on-update-of-ranges="Sheet2.A3:Sheet2.A13 Sheet2.C3:Sheet2.C3 Sheet2.M3:Sheet2.M13 Sheet2.A14:Sheet2.A24 Sheet2.C14:Sheet2.C14 Sheet2.M14:Sheet2.M24 Sheet2.A25:Sheet2.A35 Sheet2.C25:Sheet2.C25 Sheet2.M25:Sheet2.M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ected</text:p>
          </table:table-cell>
          <table:table-cell table:number-columns-repeated="2"/>
          <table:table-cell office:value-type="string" calcext:value-type="string">
            <text:p>nbLoopPerTask</text:p>
          </table:table-cell>
          <table:table-cell office:value-type="string" calcext:value-type="string">
            <text:p>nbBytePayload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speedup</text:p>
          </table:table-cell>
        </table:table-row>
        <table:table-row table:style-name="ro1">
          <table:table-cell table:formula="of:=[.B3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7064834*240000.000000/240000.000000</text:p>
          </table:table-cell>
          <table:table-cell office:value-type="float" office:value="7064834" calcext:value-type="float">
            <text:p>70648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7455.595849*240000.000000/240108.859375</text:p>
          </table:table-cell>
          <table:table-cell office:value-type="float" office:value="47434.080664" calcext:value-type="float">
            <text:p>47434.080664</text:p>
          </table:table-cell>
          <table:table-cell/>
          <table:table-cell table:formula="of:=([.K3]/[.E3])*100-100" office:value-type="float" office:value="-99.3285888859668" calcext:value-type="float">
            <text:p>-99.328588886</text:p>
          </table:table-cell>
        </table:table-row>
        <table:table-row table:style-name="ro1">
          <table:table-cell table:formula="of:=[.B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540142*240000.000000/240000.015625</text:p>
          </table:table-cell>
          <table:table-cell office:value-type="float" office:value="3540141.769522" calcext:value-type="float">
            <text:p>3540141.76952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6584.748023*240000.000000/240101.671875</text:p>
          </table:table-cell>
          <table:table-cell office:value-type="float" office:value="46565.021552" calcext:value-type="float">
            <text:p>46565.021552</text:p>
          </table:table-cell>
          <table:table-cell/>
          <table:table-cell table:formula="of:=([.K4]/[.E4])*100-100" office:value-type="float" office:value="-98.6846565876855" calcext:value-type="float">
            <text:p>-98.6846565877</text:p>
          </table:table-cell>
        </table:table-row>
        <table:table-row table:style-name="ro1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771811*240000.000000/240000.046875</text:p>
          </table:table-cell>
          <table:table-cell office:value-type="float" office:value="1771810.653943" calcext:value-type="float">
            <text:p>1771810.65394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5111.751051*240000.000000/240124.593750</text:p>
          </table:table-cell>
          <table:table-cell office:value-type="float" office:value="45088.34386" calcext:value-type="float">
            <text:p>45088.34386</text:p>
          </table:table-cell>
          <table:table-cell/>
          <table:table-cell table:formula="of:=([.K5]/[.E5])*100-100" office:value-type="float" office:value="-97.4552391498685" calcext:value-type="float">
            <text:p>-97.4552391499</text:p>
          </table:table-cell>
        </table:table-row>
        <table:table-row table:style-name="ro1">
          <table:table-cell table:formula="of:=[.B6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886343*240000.000000/240000.062500</text:p>
          </table:table-cell>
          <table:table-cell office:value-type="float" office:value="886342.769182" calcext:value-type="float">
            <text:p>886342.76918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4447.449055*240000.000000/240108.265625</text:p>
          </table:table-cell>
          <table:table-cell office:value-type="float" office:value="44427.407551" calcext:value-type="float">
            <text:p>44427.407551</text:p>
          </table:table-cell>
          <table:table-cell/>
          <table:table-cell table:formula="of:=([.K6]/[.E6])*100-100" office:value-type="float" office:value="-94.987559091614" calcext:value-type="float">
            <text:p>-94.9875590916</text:p>
          </table:table-cell>
        </table:table-row>
        <table:table-row table:style-name="ro1">
          <table:table-cell table:formula="of:=[.B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43304*240000.000000/240000.187500</text:p>
          </table:table-cell>
          <table:table-cell office:value-type="float" office:value="443303.653669" calcext:value-type="float">
            <text:p>443303.6536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3838.716597*240000.000000/240139.187500</text:p>
          </table:table-cell>
          <table:table-cell office:value-type="float" office:value="43813.307161" calcext:value-type="float">
            <text:p>43813.307161</text:p>
          </table:table-cell>
          <table:table-cell/>
          <table:table-cell table:formula="of:=([.K7]/[.E7])*100-100" office:value-type="float" office:value="-90.1166374789877" calcext:value-type="float">
            <text:p>-90.116637479</text:p>
          </table:table-cell>
        </table:table-row>
        <table:table-row table:style-name="ro1">
          <table:table-cell table:formula="of:=[.B8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1678*240000.000000/240000.078125</text:p>
          </table:table-cell>
          <table:table-cell office:value-type="float" office:value="221677.927839" calcext:value-type="float">
            <text:p>221677.92783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1396.313182*240000.000000/240057.421875</text:p>
          </table:table-cell>
          <table:table-cell office:value-type="float" office:value="41386.41116" calcext:value-type="float">
            <text:p>41386.41116</text:p>
          </table:table-cell>
          <table:table-cell/>
          <table:table-cell table:formula="of:=([.K8]/[.E8])*100-100" office:value-type="float" office:value="-81.330387033364" calcext:value-type="float">
            <text:p>-81.3303870334</text:p>
          </table:table-cell>
        </table:table-row>
        <table:table-row table:style-name="ro1">
          <table:table-cell table:formula="of:=[.B9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10847*240000.000000/240001.671875</text:p>
          </table:table-cell>
          <table:table-cell office:value-type="float" office:value="110846.227829" calcext:value-type="float">
            <text:p>110846.227829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9798.631891*240000.000000/240135.953125</text:p>
          </table:table-cell>
          <table:table-cell office:value-type="float" office:value="39776.09987" calcext:value-type="float">
            <text:p>39776.09987</text:p>
          </table:table-cell>
          <table:table-cell/>
          <table:table-cell table:formula="of:=([.K9]/[.E9])*100-100" office:value-type="float" office:value="-64.1159643868426" calcext:value-type="float">
            <text:p>-64.1159643868</text:p>
          </table:table-cell>
        </table:table-row>
        <table:table-row table:style-name="ro1">
          <table:table-cell table:formula="of:=[.B10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5425*240000.000000/240000.343750</text:p>
          </table:table-cell>
          <table:table-cell office:value-type="float" office:value="55424.920615" calcext:value-type="float">
            <text:p>55424.920615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4111.191173*240000.000000/240102.890625</text:p>
          </table:table-cell>
          <table:table-cell office:value-type="float" office:value="34096.573599" calcext:value-type="float">
            <text:p>34096.573599</text:p>
          </table:table-cell>
          <table:table-cell/>
          <table:table-cell table:formula="of:=([.K10]/[.E10])*100-100" office:value-type="float" office:value="-38.4815111674292" calcext:value-type="float">
            <text:p>-38.4815111674</text:p>
          </table:table-cell>
        </table:table-row>
        <table:table-row table:style-name="ro1">
          <table:table-cell table:formula="of:=[.B11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714*240000.000000/240005.281250</text:p>
          </table:table-cell>
          <table:table-cell office:value-type="float" office:value="27713.390161" calcext:value-type="float">
            <text:p>27713.39016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6288.144891*240000.000000/240174.656250</text:p>
          </table:table-cell>
          <table:table-cell office:value-type="float" office:value="26269.028016" calcext:value-type="float">
            <text:p>26269.028016</text:p>
          </table:table-cell>
          <table:table-cell/>
          <table:table-cell table:formula="of:=([.K11]/[.E11])*100-100" office:value-type="float" office:value="-5.21178439955929" calcext:value-type="float">
            <text:p>-5.2117843996</text:p>
          </table:table-cell>
        </table:table-row>
        <table:table-row table:style-name="ro1">
          <table:table-cell table:formula="of:=[.B12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3857*240000.000000/240003.203125</text:p>
          </table:table-cell>
          <table:table-cell office:value-type="float" office:value="13856.815062" calcext:value-type="float">
            <text:p>13856.81506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309.576573*240000.000000/240153.218750</text:p>
          </table:table-cell>
          <table:table-cell office:value-type="float" office:value="22295.34297" calcext:value-type="float">
            <text:p>22295.34297</text:p>
          </table:table-cell>
          <table:table-cell/>
          <table:table-cell table:formula="of:=([.K12]/[.E12])*100-100" office:value-type="float" office:value="60.8980337129652" calcext:value-type="float">
            <text:p>60.898033713</text:p>
          </table:table-cell>
        </table:table-row>
        <table:table-row table:style-name="ro1">
          <table:table-cell table:formula="of:=[.B13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6929*240000.000000/240021.093750</text:p>
          </table:table-cell>
          <table:table-cell office:value-type="float" office:value="6928.391059" calcext:value-type="float">
            <text:p>6928.391059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766.591778*240000.000000/240356.140625</text:p>
          </table:table-cell>
          <table:table-cell office:value-type="float" office:value="15743.230096" calcext:value-type="float">
            <text:p>15743.230096</text:p>
          </table:table-cell>
          <table:table-cell/>
          <table:table-cell table:formula="of:=([.K13]/[.E13])*100-100" office:value-type="float" office:value="127.227793032114" calcext:value-type="float">
            <text:p>127.2277930321</text:p>
          </table:table-cell>
        </table:table-row>
        <table:table-row table:style-name="ro1">
          <table:table-cell table:formula="of:=[.B14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5973*240000.000000/240000.359375</text:p>
          </table:table-cell>
          <table:table-cell office:value-type="float" office:value="135972.796395" calcext:value-type="float">
            <text:p>135972.7963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9477.880673*240000.000000/240170.843750</text:p>
          </table:table-cell>
          <table:table-cell office:value-type="float" office:value="39449.798375" calcext:value-type="float">
            <text:p>39449.798375</text:p>
          </table:table-cell>
          <table:table-cell/>
          <table:table-cell table:formula="of:=([.K14]/[.E14])*100-100" office:value-type="float" office:value="-70.9869919418303" calcext:value-type="float">
            <text:p>-70.9869919418</text:p>
          </table:table-cell>
        </table:table-row>
        <table:table-row table:style-name="ro1">
          <table:table-cell table:formula="of:=[.B15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7993*240000.000000/240002.812500</text:p>
          </table:table-cell>
          <table:table-cell office:value-type="float" office:value="67992.203216" calcext:value-type="float">
            <text:p>67992.2032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5675.754321*240000.000000/240079.343750</text:p>
          </table:table-cell>
          <table:table-cell office:value-type="float" office:value="35663.963851" calcext:value-type="float">
            <text:p>35663.963851</text:p>
          </table:table-cell>
          <table:table-cell/>
          <table:table-cell table:formula="of:=([.K15]/[.E15])*100-100" office:value-type="float" office:value="-47.5469801475598" calcext:value-type="float">
            <text:p>-47.5469801476</text:p>
          </table:table-cell>
        </table:table-row>
        <table:table-row table:style-name="ro1">
          <table:table-cell table:formula="of:=[.B1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3998*240000.000000/240006.968750</text:p>
          </table:table-cell>
          <table:table-cell office:value-type="float" office:value="33997.012847" calcext:value-type="float">
            <text:p>33997.0128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7917.187012*240000.000000/240172.875000</text:p>
          </table:table-cell>
          <table:table-cell office:value-type="float" office:value="27897.092388" calcext:value-type="float">
            <text:p>27897.092388</text:p>
          </table:table-cell>
          <table:table-cell/>
          <table:table-cell table:formula="of:=([.K16]/[.E16])*100-100" office:value-type="float" office:value="-17.9425189102703" calcext:value-type="float">
            <text:p>-17.9425189103</text:p>
          </table:table-cell>
        </table:table-row>
        <table:table-row table:style-name="ro1">
          <table:table-cell table:formula="of:=[.B17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6999*240000.000000/240001.656250</text:p>
          </table:table-cell>
          <table:table-cell office:value-type="float" office:value="16998.88269" calcext:value-type="float">
            <text:p>16998.8826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2627.522042*240000.000000/240061.921875</text:p>
          </table:table-cell>
          <table:table-cell office:value-type="float" office:value="22621.685471" calcext:value-type="float">
            <text:p>22621.685471</text:p>
          </table:table-cell>
          <table:table-cell/>
          <table:table-cell table:formula="of:=([.K17]/[.E17])*100-100" office:value-type="float" office:value="33.0774844649511" calcext:value-type="float">
            <text:p>33.077484465</text:p>
          </table:table-cell>
        </table:table-row>
        <table:table-row table:style-name="ro1">
          <table:table-cell table:formula="of:=[.B1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500*240000.000000/240014.046875</text:p>
          </table:table-cell>
          <table:table-cell office:value-type="float" office:value="8499.502536" calcext:value-type="float">
            <text:p>8499.50253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7910.039953*240000.000000/240331.812500</text:p>
          </table:table-cell>
          <table:table-cell office:value-type="float" office:value="17885.312576" calcext:value-type="float">
            <text:p>17885.312576</text:p>
          </table:table-cell>
          <table:table-cell/>
          <table:table-cell table:formula="of:=([.K18]/[.E18])*100-100" office:value-type="float" office:value="110.427757392224" calcext:value-type="float">
            <text:p>110.4277573922</text:p>
          </table:table-cell>
        </table:table-row>
        <table:table-row table:style-name="ro1">
          <table:table-cell table:formula="of:=[.B19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250*240000.000000/240013.078125</text:p>
          </table:table-cell>
          <table:table-cell office:value-type="float" office:value="4249.768421" calcext:value-type="float">
            <text:p>4249.76842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1342.565012*240000.000000/240545.312500</text:p>
          </table:table-cell>
          <table:table-cell office:value-type="float" office:value="11316.851592" calcext:value-type="float">
            <text:p>11316.851592</text:p>
          </table:table-cell>
          <table:table-cell/>
          <table:table-cell table:formula="of:=([.K19]/[.E19])*100-100" office:value-type="float" office:value="166.293371094726" calcext:value-type="float">
            <text:p>166.2933710947</text:p>
          </table:table-cell>
        </table:table-row>
        <table:table-row table:style-name="ro1">
          <table:table-cell table:formula="of:=[.B20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125*240000.000000/240010.828125</text:p>
          </table:table-cell>
          <table:table-cell office:value-type="float" office:value="2124.90413" calcext:value-type="float">
            <text:p>2124.9041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295.462559*240000.000000/240683.500000</text:p>
          </table:table-cell>
          <table:table-cell office:value-type="float" office:value="6277.584521" calcext:value-type="float">
            <text:p>6277.584521</text:p>
          </table:table-cell>
          <table:table-cell/>
          <table:table-cell table:formula="of:=([.K20]/[.E20])*100-100" office:value-type="float" office:value="195.429070534114" calcext:value-type="float">
            <text:p>195.4290705341</text:p>
          </table:table-cell>
        </table:table-row>
        <table:table-row table:style-name="ro1">
          <table:table-cell table:formula="of:=[.B21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63*240000.000000/240127.546875</text:p>
          </table:table-cell>
          <table:table-cell office:value-type="float" office:value="1062.435374" calcext:value-type="float">
            <text:p>1062.435374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238.945554*240000.000000/241551.453125</text:p>
          </table:table-cell>
          <table:table-cell office:value-type="float" office:value="3218.142234" calcext:value-type="float">
            <text:p>3218.142234</text:p>
          </table:table-cell>
          <table:table-cell/>
          <table:table-cell table:formula="of:=([.K21]/[.E21])*100-100" office:value-type="float" office:value="202.902398842755" calcext:value-type="float">
            <text:p>202.9023988428</text:p>
          </table:table-cell>
        </table:table-row>
        <table:table-row table:style-name="ro1">
          <table:table-cell table:formula="of:=[.B22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32*240000.000000/240350.812500</text:p>
          </table:table-cell>
          <table:table-cell office:value-type="float" office:value="531.223501" calcext:value-type="float">
            <text:p>531.22350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573.395233*240000.000000/243189.046875</text:p>
          </table:table-cell>
          <table:table-cell office:value-type="float" office:value="1552.762597" calcext:value-type="float">
            <text:p>1552.762597</text:p>
          </table:table-cell>
          <table:table-cell/>
          <table:table-cell table:formula="of:=([.K22]/[.E22])*100-100" office:value-type="float" office:value="192.299304168021" calcext:value-type="float">
            <text:p>192.299304168</text:p>
          </table:table-cell>
        </table:table-row>
        <table:table-row table:style-name="ro1">
          <table:table-cell table:formula="of:=[.B23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266*240000.000000/240350.000000</text:p>
          </table:table-cell>
          <table:table-cell office:value-type="float" office:value="265.612648" calcext:value-type="float">
            <text:p>265.612648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99.282340*240000.000000/246070.703125</text:p>
          </table:table-cell>
          <table:table-cell office:value-type="float" office:value="779.563594" calcext:value-type="float">
            <text:p>779.563594</text:p>
          </table:table-cell>
          <table:table-cell/>
          <table:table-cell table:formula="of:=([.K23]/[.E23])*100-100" office:value-type="float" office:value="193.496412866604" calcext:value-type="float">
            <text:p>193.4964128666</text:p>
          </table:table-cell>
        </table:table-row>
        <table:table-row table:style-name="ro1">
          <table:table-cell table:formula="of:=[.B24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33*240000.000000/240352.921875</text:p>
          </table:table-cell>
          <table:table-cell office:value-type="float" office:value="132.80471" calcext:value-type="float">
            <text:p>132.80471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13.404416*240000.000000/253316.296875</text:p>
          </table:table-cell>
          <table:table-cell office:value-type="float" office:value="391.672628" calcext:value-type="float">
            <text:p>391.672628</text:p>
          </table:table-cell>
          <table:table-cell/>
          <table:table-cell table:formula="of:=([.K24]/[.E24])*100-100" office:value-type="float" office:value="194.923747809848" calcext:value-type="float">
            <text:p>194.9237478098</text:p>
          </table:table-cell>
        </table:table-row>
        <table:table-row table:style-name="ro1">
          <table:table-cell table:formula="of:=[.B25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510*240000.000000/240011.734375</text:p>
          </table:table-cell>
          <table:table-cell office:value-type="float" office:value="1509.926175" calcext:value-type="float">
            <text:p>1509.9261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416.189243*240000.000000/240274.406250</text:p>
          </table:table-cell>
          <table:table-cell office:value-type="float" office:value="4411.145718" calcext:value-type="float">
            <text:p>4411.145718</text:p>
          </table:table-cell>
          <table:table-cell/>
          <table:table-cell table:formula="of:=([.K25]/[.E25])*100-100" office:value-type="float" office:value="192.143138587554" calcext:value-type="float">
            <text:p>192.1431385876</text:p>
          </table:table-cell>
        </table:table-row>
        <table:table-row table:style-name="ro1">
          <table:table-cell table:formula="of:=[.B2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755*240000.000000/240023.500000</text:p>
          </table:table-cell>
          <table:table-cell office:value-type="float" office:value="754.92608" calcext:value-type="float">
            <text:p>754.926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230.367453*240000.000000/242241.593750</text:p>
          </table:table-cell>
          <table:table-cell office:value-type="float" office:value="2209.728645" calcext:value-type="float">
            <text:p>2209.728645</text:p>
          </table:table-cell>
          <table:table-cell/>
          <table:table-cell table:formula="of:=([.K26]/[.E26])*100-100" office:value-type="float" office:value="192.70794896899" calcext:value-type="float">
            <text:p>192.707948969</text:p>
          </table:table-cell>
        </table:table-row>
        <table:table-row table:style-name="ro1">
          <table:table-cell table:formula="of:=[.B27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78*240000.000000/240341.343750</text:p>
          </table:table-cell>
          <table:table-cell office:value-type="float" office:value="377.463147" calcext:value-type="float">
            <text:p>377.46314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111.398777*240000.000000/244556.234375</text:p>
          </table:table-cell>
          <table:table-cell office:value-type="float" office:value="1090.692729" calcext:value-type="float">
            <text:p>1090.692729</text:p>
          </table:table-cell>
          <table:table-cell/>
          <table:table-cell table:formula="of:=([.K27]/[.E27])*100-100" office:value-type="float" office:value="188.953434969375" calcext:value-type="float">
            <text:p>188.9534349694</text:p>
          </table:table-cell>
        </table:table-row>
        <table:table-row table:style-name="ro1">
          <table:table-cell table:formula="of:=[.B28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89*240000.000000/240357.640625</text:p>
          </table:table-cell>
          <table:table-cell office:value-type="float" office:value="188.718777" calcext:value-type="float">
            <text:p>188.71877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580.477860*240000.000000/248388.828125</text:p>
          </table:table-cell>
          <table:table-cell office:value-type="float" office:value="560.873399" calcext:value-type="float">
            <text:p>560.873399</text:p>
          </table:table-cell>
          <table:table-cell/>
          <table:table-cell table:formula="of:=([.K28]/[.E28])*100-100" office:value-type="float" office:value="197.200632558148" calcext:value-type="float">
            <text:p>197.2006325581</text:p>
          </table:table-cell>
        </table:table-row>
        <table:table-row table:style-name="ro1">
          <table:table-cell table:formula="of:=[.B29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5*240000.000000/241625.140625</text:p>
          </table:table-cell>
          <table:table-cell office:value-type="float" office:value="94.361042" calcext:value-type="float">
            <text:p>94.36104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85.013294*240000.000000/249772.609375</text:p>
          </table:table-cell>
          <table:table-cell office:value-type="float" office:value="273.861856" calcext:value-type="float">
            <text:p>273.861856</text:p>
          </table:table-cell>
          <table:table-cell/>
          <table:table-cell table:formula="of:=([.K29]/[.E29])*100-100" office:value-type="float" office:value="190.227672560038" calcext:value-type="float">
            <text:p>190.22767256</text:p>
          </table:table-cell>
        </table:table-row>
        <table:table-row table:style-name="ro1">
          <table:table-cell table:formula="of:=[.B30]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8*240000.000000/244213.515625</text:p>
          </table:table-cell>
          <table:table-cell office:value-type="float" office:value="47.171836" calcext:value-type="float">
            <text:p>47.17183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69.768723*240000.000000/271648.312500</text:p>
          </table:table-cell>
          <table:table-cell office:value-type="float" office:value="149.989864" calcext:value-type="float">
            <text:p>149.989864</text:p>
          </table:table-cell>
          <table:table-cell/>
          <table:table-cell table:formula="of:=([.K30]/[.E30])*100-100" office:value-type="float" office:value="217.964863610566" calcext:value-type="float">
            <text:p>217.9648636106</text:p>
          </table:table-cell>
        </table:table-row>
        <table:table-row table:style-name="ro1">
          <table:table-cell table:formula="of:=[.B31]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4*240000.000000/244139.578125</text:p>
          </table:table-cell>
          <table:table-cell office:value-type="float" office:value="23.593061" calcext:value-type="float">
            <text:p>23.59306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13.562146*240000.000000/317886.718750</text:p>
          </table:table-cell>
          <table:table-cell office:value-type="float" office:value="85.737823" calcext:value-type="float">
            <text:p>85.737823</text:p>
          </table:table-cell>
          <table:table-cell/>
          <table:table-cell table:formula="of:=([.K31]/[.E31])*100-100" office:value-type="float" office:value="263.402709805226" calcext:value-type="float">
            <text:p>263.4027098052</text:p>
          </table:table-cell>
        </table:table-row>
        <table:table-row table:style-name="ro1">
          <table:table-cell table:formula="of:=[.B32]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12*240000.000000/244138.000000</text:p>
          </table:table-cell>
          <table:table-cell office:value-type="float" office:value="11.796607" calcext:value-type="float">
            <text:p>11.79660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8.864606*240000.000000/327923.750000</text:p>
          </table:table-cell>
          <table:table-cell office:value-type="float" office:value="50.400452" calcext:value-type="float">
            <text:p>50.400452</text:p>
          </table:table-cell>
          <table:table-cell/>
          <table:table-cell table:formula="of:=([.K32]/[.E32])*100-100" office:value-type="float" office:value="327.245325711029" calcext:value-type="float">
            <text:p>327.245325711</text:p>
          </table:table-cell>
        </table:table-row>
        <table:table-row table:style-name="ro1">
          <table:table-cell table:formula="of:=[.B33]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6*240000.000000/244140.843750</text:p>
          </table:table-cell>
          <table:table-cell office:value-type="float" office:value="5.898235" calcext:value-type="float">
            <text:p>5.898235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1.685046*240000.000000/331071.968750</text:p>
          </table:table-cell>
          <table:table-cell office:value-type="float" office:value="30.218236" calcext:value-type="float">
            <text:p>30.218236</text:p>
          </table:table-cell>
          <table:table-cell/>
          <table:table-cell table:formula="of:=([.K33]/[.E33])*100-100" office:value-type="float" office:value="412.32675537682" calcext:value-type="float">
            <text:p>412.3267553768</text:p>
          </table:table-cell>
        </table:table-row>
        <table:table-row table:style-name="ro1">
          <table:table-cell table:formula="of:=[.B34]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*240000.000000/244137.250000</text:p>
          </table:table-cell>
          <table:table-cell office:value-type="float" office:value="2.949161" calcext:value-type="float">
            <text:p>2.949161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2.713240*240000.000000/682643.625000</text:p>
          </table:table-cell>
          <table:table-cell office:value-type="float" office:value="15.01688" calcext:value-type="float">
            <text:p>15.01688</text:p>
          </table:table-cell>
          <table:table-cell/>
          <table:table-cell table:formula="of:=([.K34]/[.E34])*100-100" office:value-type="float" office:value="409.191597203408" calcext:value-type="float">
            <text:p>409.1915972034</text:p>
          </table:table-cell>
        </table:table-row>
        <table:table-row table:style-name="ro1">
          <table:table-cell table:formula="of:=[.B35]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*240000.000000/325561.125000</text:p>
          </table:table-cell>
          <table:table-cell office:value-type="float" office:value="1.474378" calcext:value-type="float">
            <text:p>1.474378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42.636699*240000.000000/1362908.375000</text:p>
          </table:table-cell>
          <table:table-cell office:value-type="float" office:value="7.508067" calcext:value-type="float">
            <text:p>7.508067</text:p>
          </table:table-cell>
          <table:table-cell/>
          <table:table-cell table:formula="of:=([.K35]/[.E35])*100-100" office:value-type="float" office:value="409.236233855904" calcext:value-type="float">
            <text:p>409.23623385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4">00/00/0000</text:date>, <text:time style:data-style-name="N2" text:time-value="22:13:07.002212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Baillehache</meta:initial-creator>
    <meta:creation-date>2019-05-23T21:45:23.434056708</meta:creation-date>
    <dc:date>2019-07-24T22:17:41.727126111</dc:date>
    <meta:editing-duration>PT12H27M25S</meta:editing-duration>
    <meta:editing-cycles>41</meta:editing-cycles>
    <meta:generator>LibreOffice/5.1.6.2$Linux_x86 LibreOffice_project/10m0$Build-2</meta:generator>
    <dc:creator>Pascal Baillehache</dc:creator>
    <meta:document-statistic meta:table-count="2" meta:cell-count="64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5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8.035cm" svg:y="0.44cm" chart:style-name="ch2">
          <text:p>2 local squidlets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462cm" svg:y="14.464cm" style:legend-expansion="wide" chart:style-name="ch4"/>
        <chart:plot-area chart:style-name="ch5" table:cell-range-address="Sheet1.A3:Sheet1.A13 Sheet1.C3:Sheet1.C3 Sheet1.M3:Sheet1.M35 Sheet1.C14:Sheet1.C14 Sheet1.C25:Sheet1.C25" chart:data-source-has-labels="row" svg:x="0.388cm" svg:y="2.51cm" svg:width="18.663cm" svg:height="11.651cm">
          <chartooo:coordinate-region svg:x="1.3cm" svg:y="2.709cm" svg:width="17.751cm" svg:height="10.80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1.M3:Sheet1.M13" chart:label-cell-address="Sheet1.C3:Sheet1.C3" chart:class="chart:scatter">
            <chart:domain table:cell-range-address="Sheet1.A3:Sheet1.A13"/>
            <chart:data-point chart:repeated="11"/>
          </chart:series>
          <chart:series chart:style-name="ch10" chart:values-cell-range-address="Sheet1.M14:Sheet1.M24" chart:label-cell-address="Sheet1.C14:Sheet1.C14" chart:class="chart:scatter">
            <chart:domain table:cell-range-address="Sheet1.A14:Sheet1.A24"/>
            <chart:data-point chart:repeated="11"/>
          </chart:series>
          <chart:series chart:style-name="ch11" chart:values-cell-range-address="Sheet1.M25:Sheet1.M35" chart:label-cell-address="Sheet1.C25:Sheet1.C25" chart:class="chart:scatter">
            <chart:domain table:cell-range-address="Sheet1.A25:Sheet1.A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</text:p>
                <draw:g>
                  <svg:desc>Sheet1.C3:Sheet1.C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</text:p>
                <draw:g>
                  <svg:desc>Sheet1.C14:Sheet1.C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0</text:p>
                <draw:g>
                  <svg:desc>Sheet1.C25:Sheet1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13</svg:desc>
                </draw:g>
              </table:table-cell>
              <table:table-cell office:value-type="float" office:value="-100">
                <text:p>-100</text:p>
                <draw:g>
                  <svg:desc>Sheet1.M3:Sheet1.M13</svg:desc>
                </draw:g>
              </table:table-cell>
              <table:table-cell office:value-type="float" office:value="1">
                <text:p>1</text:p>
                <draw:g>
                  <svg:desc>Sheet1.A14:Sheet1.A24</svg:desc>
                </draw:g>
              </table:table-cell>
              <table:table-cell office:value-type="float" office:value="-100">
                <text:p>-100</text:p>
                <draw:g>
                  <svg:desc>Sheet1.M14:Sheet1.M24</svg:desc>
                </draw:g>
              </table:table-cell>
              <table:table-cell office:value-type="float" office:value="1">
                <text:p>1</text:p>
                <draw:g>
                  <svg:desc>Sheet1.A25:Sheet1.A35</svg:desc>
                </draw:g>
              </table:table-cell>
              <table:table-cell office:value-type="float" office:value="-100">
                <text:p>-100</text:p>
                <draw:g>
                  <svg:desc>Sheet1.M25:Sheet1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100">
                <text:p>-100</text:p>
              </table:table-cell>
              <table:table-cell office:value-type="float" office:value="2">
                <text:p>2</text:p>
              </table:table-cell>
              <table:table-cell office:value-type="float" office:value="-100">
                <text:p>-100</text:p>
              </table:table-cell>
              <table:table-cell office:value-type="float" office:value="2">
                <text:p>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100">
                <text:p>-100</text:p>
              </table:table-cell>
              <table:table-cell office:value-type="float" office:value="4">
                <text:p>4</text:p>
              </table:table-cell>
              <table:table-cell office:value-type="float" office:value="-100">
                <text:p>-100</text:p>
              </table:table-cell>
              <table:table-cell office:value-type="float" office:value="4">
                <text:p>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8">
                <text:p>8</text:p>
              </table:table-cell>
              <table:table-cell office:value-type="float" office:value="-100">
                <text:p>-100</text:p>
              </table:table-cell>
              <table:table-cell office:value-type="float" office:value="8">
                <text:p>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100">
                <text:p>-100</text:p>
              </table:table-cell>
              <table:table-cell office:value-type="float" office:value="16">
                <text:p>16</text:p>
              </table:table-cell>
              <table:table-cell office:value-type="float" office:value="-100">
                <text:p>-100</text:p>
              </table:table-cell>
              <table:table-cell office:value-type="float" office:value="16">
                <text:p>1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100">
                <text:p>-100</text:p>
              </table:table-cell>
              <table:table-cell office:value-type="float" office:value="32">
                <text:p>32</text:p>
              </table:table-cell>
              <table:table-cell office:value-type="float" office:value="-100">
                <text:p>-100</text:p>
              </table:table-cell>
              <table:table-cell office:value-type="float" office:value="32">
                <text:p>3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100">
                <text:p>-100</text:p>
              </table:table-cell>
              <table:table-cell office:value-type="float" office:value="64">
                <text:p>64</text:p>
              </table:table-cell>
              <table:table-cell office:value-type="float" office:value="-100">
                <text:p>-100</text:p>
              </table:table-cell>
              <table:table-cell office:value-type="float" office:value="64">
                <text:p>64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-100">
                <text:p>-100</text:p>
              </table:table-cell>
              <table:table-cell office:value-type="float" office:value="128">
                <text:p>128</text:p>
              </table:table-cell>
              <table:table-cell office:value-type="float" office:value="-100">
                <text:p>-100</text:p>
              </table:table-cell>
              <table:table-cell office:value-type="float" office:value="128">
                <text:p>128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-100">
                <text:p>-100</text:p>
              </table:table-cell>
              <table:table-cell office:value-type="float" office:value="256">
                <text:p>256</text:p>
              </table:table-cell>
              <table:table-cell office:value-type="float" office:value="-100">
                <text:p>-100</text:p>
              </table:table-cell>
              <table:table-cell office:value-type="float" office:value="256">
                <text:p>256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-100">
                <text:p>-100</text:p>
              </table:table-cell>
              <table:table-cell office:value-type="float" office:value="512">
                <text:p>512</text:p>
              </table:table-cell>
              <table:table-cell office:value-type="float" office:value="-100">
                <text:p>-100</text:p>
              </table:table-cell>
              <table:table-cell office:value-type="float" office:value="512">
                <text:p>512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-100">
                <text:p>-100</text:p>
              </table:table-cell>
              <table:table-cell office:value-type="float" office:value="1024">
                <text:p>1024</text:p>
              </table:table-cell>
              <table:table-cell office:value-type="float" office:value="-100">
                <text:p>-100</text:p>
              </table:table-cell>
              <table:table-cell office:value-type="float" office:value="1024">
                <text:p>1024</text:p>
              </table:table-cell>
              <table:table-cell office:value-type="float" office:value="-100">
                <text:p>-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0" chart:maximum="1050" chart:origin="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439cm" svg:height="15.248cm" xlink:href=".." xlink:type="simple" chart:class="chart:scatter" chart:style-name="ch1">
        <chart:title svg:x="5.138cm" svg:y="0.44cm" chart:style-name="ch2">
          <text:p>2 local squidlets and 6x4 remote on raspi 3b+</text:p>
        </chart:title>
        <chart:subtitle svg:x="1.896cm" svg:y="1.523cm" chart:style-name="ch3">
          <text:p>abciss: nb of sort per task, ordinate: % of  acceleration compare to PC, color: payload size</text:p>
        </chart:subtitle>
        <chart:legend chart:legend-position="bottom" svg:x="7.462cm" svg:y="14.464cm" style:legend-expansion="wide" chart:style-name="ch4"/>
        <chart:plot-area chart:style-name="ch5" table:cell-range-address="Sheet2.A3:Sheet2.A13 Sheet2.C3:Sheet2.C3 Sheet2.M3:Sheet2.M35 Sheet2.C14:Sheet2.C14 Sheet2.C25:Sheet2.C25" chart:data-source-has-labels="row" svg:x="0.388cm" svg:y="2.51cm" svg:width="18.663cm" svg:height="11.651cm">
          <chartooo:coordinate-region svg:x="1.3cm" svg:y="2.709cm" svg:width="17.751cm" svg:height="10.805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Sheet2.M3:Sheet2.M13" chart:label-cell-address="Sheet2.C3:Sheet2.C3" chart:class="chart:scatter">
            <chart:domain table:cell-range-address="Sheet2.A3:Sheet2.A13"/>
            <chart:data-point chart:repeated="11"/>
          </chart:series>
          <chart:series chart:style-name="ch10" chart:values-cell-range-address="Sheet2.M14:Sheet2.M24" chart:label-cell-address="Sheet2.C14:Sheet2.C14" chart:class="chart:scatter">
            <chart:domain table:cell-range-address="Sheet2.A14:Sheet2.A24"/>
            <chart:data-point chart:repeated="11"/>
          </chart:series>
          <chart:series chart:style-name="ch11" chart:values-cell-range-address="Sheet2.M25:Sheet2.M35" chart:label-cell-address="Sheet2.C25:Sheet2.C25" chart:class="chart:scatter">
            <chart:domain table:cell-range-address="Sheet2.A25:Sheet2.A35"/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9</text:p>
                <draw:g>
                  <svg:desc>Sheet2.C3:Sheet2.C3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</text:p>
                <draw:g>
                  <svg:desc>Sheet2.C14:Sheet2.C1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900</text:p>
                <draw:g>
                  <svg:desc>Sheet2.C25:Sheet2.C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3:Sheet2.A13</svg:desc>
                </draw:g>
              </table:table-cell>
              <table:table-cell office:value-type="float" office:value="-99.3285888859668">
                <text:p>-99.3285888859668</text:p>
                <draw:g>
                  <svg:desc>Sheet2.M3:Sheet2.M13</svg:desc>
                </draw:g>
              </table:table-cell>
              <table:table-cell office:value-type="float" office:value="1">
                <text:p>1</text:p>
                <draw:g>
                  <svg:desc>Sheet2.A14:Sheet2.A24</svg:desc>
                </draw:g>
              </table:table-cell>
              <table:table-cell office:value-type="float" office:value="-70.9869919418303">
                <text:p>-70.9869919418303</text:p>
                <draw:g>
                  <svg:desc>Sheet2.M14:Sheet2.M24</svg:desc>
                </draw:g>
              </table:table-cell>
              <table:table-cell office:value-type="float" office:value="1">
                <text:p>1</text:p>
                <draw:g>
                  <svg:desc>Sheet2.A25:Sheet2.A35</svg:desc>
                </draw:g>
              </table:table-cell>
              <table:table-cell office:value-type="float" office:value="192.143138587554">
                <text:p>192.143138587554</text:p>
                <draw:g>
                  <svg:desc>Sheet2.M25:Sheet2.M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-98.6846565876855">
                <text:p>-98.6846565876855</text:p>
              </table:table-cell>
              <table:table-cell office:value-type="float" office:value="2">
                <text:p>2</text:p>
              </table:table-cell>
              <table:table-cell office:value-type="float" office:value="-47.5469801475598">
                <text:p>-47.5469801475598</text:p>
              </table:table-cell>
              <table:table-cell office:value-type="float" office:value="2">
                <text:p>2</text:p>
              </table:table-cell>
              <table:table-cell office:value-type="float" office:value="192.70794896899">
                <text:p>192.707948968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97.4552391498685">
                <text:p>-97.4552391498685</text:p>
              </table:table-cell>
              <table:table-cell office:value-type="float" office:value="4">
                <text:p>4</text:p>
              </table:table-cell>
              <table:table-cell office:value-type="float" office:value="-17.9425189102703">
                <text:p>-17.9425189102703</text:p>
              </table:table-cell>
              <table:table-cell office:value-type="float" office:value="4">
                <text:p>4</text:p>
              </table:table-cell>
              <table:table-cell office:value-type="float" office:value="188.953434969375">
                <text:p>188.95343496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-94.987559091614">
                <text:p>-94.987559091614</text:p>
              </table:table-cell>
              <table:table-cell office:value-type="float" office:value="8">
                <text:p>8</text:p>
              </table:table-cell>
              <table:table-cell office:value-type="float" office:value="33.0774844649511">
                <text:p>33.0774844649511</text:p>
              </table:table-cell>
              <table:table-cell office:value-type="float" office:value="8">
                <text:p>8</text:p>
              </table:table-cell>
              <table:table-cell office:value-type="float" office:value="197.200632558148">
                <text:p>197.2006325581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-90.1166374789877">
                <text:p>-90.1166374789877</text:p>
              </table:table-cell>
              <table:table-cell office:value-type="float" office:value="16">
                <text:p>16</text:p>
              </table:table-cell>
              <table:table-cell office:value-type="float" office:value="110.427757392224">
                <text:p>110.427757392224</text:p>
              </table:table-cell>
              <table:table-cell office:value-type="float" office:value="16">
                <text:p>16</text:p>
              </table:table-cell>
              <table:table-cell office:value-type="float" office:value="190.227672560038">
                <text:p>190.2276725600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-81.330387033364">
                <text:p>-81.330387033364</text:p>
              </table:table-cell>
              <table:table-cell office:value-type="float" office:value="32">
                <text:p>32</text:p>
              </table:table-cell>
              <table:table-cell office:value-type="float" office:value="166.293371094726">
                <text:p>166.293371094726</text:p>
              </table:table-cell>
              <table:table-cell office:value-type="float" office:value="32">
                <text:p>32</text:p>
              </table:table-cell>
              <table:table-cell office:value-type="float" office:value="217.964863610566">
                <text:p>217.9648636105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-64.1159643868426">
                <text:p>-64.1159643868426</text:p>
              </table:table-cell>
              <table:table-cell office:value-type="float" office:value="64">
                <text:p>64</text:p>
              </table:table-cell>
              <table:table-cell office:value-type="float" office:value="195.429070534114">
                <text:p>195.429070534114</text:p>
              </table:table-cell>
              <table:table-cell office:value-type="float" office:value="64">
                <text:p>64</text:p>
              </table:table-cell>
              <table:table-cell office:value-type="float" office:value="263.402709805226">
                <text:p>263.402709805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-38.4815111674292">
                <text:p>-38.4815111674292</text:p>
              </table:table-cell>
              <table:table-cell office:value-type="float" office:value="128">
                <text:p>128</text:p>
              </table:table-cell>
              <table:table-cell office:value-type="float" office:value="202.902398842755">
                <text:p>202.902398842755</text:p>
              </table:table-cell>
              <table:table-cell office:value-type="float" office:value="128">
                <text:p>128</text:p>
              </table:table-cell>
              <table:table-cell office:value-type="float" office:value="327.245325711029">
                <text:p>327.2453257110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-5.21178439955929">
                <text:p>-5.21178439955929</text:p>
              </table:table-cell>
              <table:table-cell office:value-type="float" office:value="256">
                <text:p>256</text:p>
              </table:table-cell>
              <table:table-cell office:value-type="float" office:value="192.299304168021">
                <text:p>192.299304168021</text:p>
              </table:table-cell>
              <table:table-cell office:value-type="float" office:value="256">
                <text:p>256</text:p>
              </table:table-cell>
              <table:table-cell office:value-type="float" office:value="412.32675537682">
                <text:p>412.326755376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">
                <text:p>512</text:p>
              </table:table-cell>
              <table:table-cell office:value-type="float" office:value="60.8980337129652">
                <text:p>60.8980337129652</text:p>
              </table:table-cell>
              <table:table-cell office:value-type="float" office:value="512">
                <text:p>512</text:p>
              </table:table-cell>
              <table:table-cell office:value-type="float" office:value="193.496412866604">
                <text:p>193.496412866604</text:p>
              </table:table-cell>
              <table:table-cell office:value-type="float" office:value="512">
                <text:p>512</text:p>
              </table:table-cell>
              <table:table-cell office:value-type="float" office:value="409.191597203408">
                <text:p>409.1915972034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">
                <text:p>1024</text:p>
              </table:table-cell>
              <table:table-cell office:value-type="float" office:value="127.227793032114">
                <text:p>127.227793032114</text:p>
              </table:table-cell>
              <table:table-cell office:value-type="float" office:value="1024">
                <text:p>1024</text:p>
              </table:table-cell>
              <table:table-cell office:value-type="float" office:value="194.923747809848">
                <text:p>194.923747809848</text:p>
              </table:table-cell>
              <table:table-cell office:value-type="float" office:value="1024">
                <text:p>1024</text:p>
              </table:table-cell>
              <table:table-cell office:value-type="float" office:value="409.236233855904">
                <text:p>409.2362338559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